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ine.execute( final XMLConsumer consumer , ObjectModel objectModel , ExecutionContext executionContext , MacroContext macroContext , NamespacesTable namespaces , Event startEvent , Event end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ine.get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ine.getQ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ine.Define( ParsingContext parsingContext , StartElement raw , Attributes attrs , Stack stac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ine.endNotify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7">
            <text:p text:style-name="Table_20_Contents">7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Define.get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